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4.723cm" fo:margin-left="-0.136cm" table:align="left" style:writing-mode="lr-tb"/>
    </style:style>
    <style:style style:name="Table1.A" style:family="table-column">
      <style:table-column-properties style:column-width="1.519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3.38cm"/>
    </style:style>
    <style:style style:name="Table1.D" style:family="table-column">
      <style:table-column-properties style:column-width="7.557cm"/>
    </style:style>
    <style:style style:name="Table1.1" style:family="table-row">
      <style:table-row-properties style:min-row-height="0.67cm" fo:keep-together="always"/>
    </style:style>
    <style:style style:name="Table1.A1" style:family="table-cell">
      <style:table-cell-properties style:vertical-align="middle" fo:background-color="#d8d8d8" fo:padding="0.12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344cm" fo:keep-together="always"/>
    </style:style>
    <style:style style:name="Table1.A2" style:family="table-cell">
      <style:table-cell-properties style:vertical-align="middle" fo:padding="0.127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middle" fo:padding="0.127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officeooo:paragraph-rsid="0013798f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break-before="page"/>
      <style:text-properties officeooo:paragraph-rsid="0013798f"/>
    </style:style>
    <style:style style:name="P4" style:family="paragraph" style:parent-style-name="Heading_20_1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Verdana" officeooo:paragraph-rsid="0013798f"/>
    </style:style>
    <style:style style:name="P5" style:family="paragraph" style:parent-style-name="Standard">
      <style:paragraph-properties fo:text-align="end" style:justify-single-word="false"/>
      <style:text-properties fo:color="#c0c0c0" style:font-name="Arial" fo:font-size="26pt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20pt" style:font-size-asian="20pt" style:font-size-complex="20pt"/>
    </style:style>
    <style:style style:name="P8" style:family="paragraph" style:parent-style-name="Standard">
      <style:paragraph-properties fo:text-align="end" style:justify-single-word="false"/>
      <style:text-properties style:font-name="Verdana" fo:font-size="20pt" officeooo:paragraph-rsid="0013798f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8pt" fo:font-weight="bold" officeooo:paragraph-rsid="0013798f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8pt" officeooo:paragraph-rsid="0013798f" style:font-size-asian="8pt"/>
    </style:style>
    <style:style style:name="P11" style:family="paragraph" style:parent-style-name="Standard">
      <style:paragraph-properties fo:text-align="center" style:justify-single-word="false"/>
      <style:text-properties fo:font-size="8pt" officeooo:paragraph-rsid="0013798f" style:font-size-asian="8pt"/>
    </style:style>
    <style:style style:name="P12" style:family="paragraph" style:parent-style-name="Standard">
      <style:paragraph-properties style:snap-to-layout-grid="false"/>
      <style:text-properties fo:font-size="8pt" officeooo:paragraph-rsid="0013798f" style:font-size-asian="8pt"/>
    </style:style>
    <style:style style:name="P13" style:family="paragraph" style:parent-style-name="Standard">
      <style:text-properties fo:font-size="8pt" officeooo:paragraph-rsid="0013798f" style:font-size-asian="8pt"/>
    </style:style>
    <style:style style:name="P14" style:family="paragraph" style:parent-style-name="Standard">
      <style:paragraph-properties fo:text-align="center" style:justify-single-word="false"/>
      <style:text-properties officeooo:paragraph-rsid="0013798f"/>
    </style:style>
    <style:style style:name="P15" style:family="paragraph" style:parent-style-name="Standard">
      <style:paragraph-properties fo:text-align="end" style:justify-single-word="false" fo:padding="0.074cm" fo:border-left="none" fo:border-right="none" fo:border-top="none" fo:border-bottom="0.06pt solid #000000" style:join-border="false"/>
      <style:text-properties style:font-name="Verdana" fo:font-size="20pt" style:font-size-asian="20pt" style:font-size-complex="20pt"/>
    </style:style>
    <style:style style:name="P16" style:family="paragraph" style:parent-style-name="Text_20_body">
      <style:text-properties officeooo:paragraph-rsid="0013798f"/>
    </style:style>
    <style:style style:name="P17" style:family="paragraph" style:parent-style-name="Text_20_body">
      <style:paragraph-properties fo:text-align="end" style:justify-single-word="false"/>
      <style:text-properties officeooo:paragraph-rsid="0013798f"/>
    </style:style>
    <style:style style:name="P18" style:family="paragraph" style:parent-style-name="Text_20_body">
      <style:paragraph-properties fo:text-align="center" style:justify-single-word="false"/>
      <style:text-properties style:font-name="Verdana" officeooo:paragraph-rsid="0013798f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3798f"/>
    </style:style>
    <style:style style:name="T2" style:family="text">
      <style:text-properties fo:font-size="8pt" officeooo:rsid="0013798f" style:font-size-asian="8pt"/>
    </style:style>
    <style:style style:name="T3" style:family="text">
      <style:text-properties officeooo:rsid="0013de3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_RefHeading__157_1323988157"/>Genfersco<text:bookmark-end text:name="__RefHeading__157_1323988157"/></text:p>
      <text:h text:style-name="P4" text:outline-level="1"><text:span text:style-name="T1"/></text:h>
      <text:p text:style-name="P6"><text:bookmark-start text:name="__RefHeading__159_1323988157"/><text:span text:style-name="T1">Setup del entorno de trabajo</text:span><text:bookmark-end text:name="__RefHeading__159_1323988157"/></text:p>
      <text:p text:style-name="P18"><text:span text:style-name="T1"/></text:p>
      <text:p text:style-name="P7"><text:bookmark-start text:name="__RefHeading__161_1323988157"/>Sistema de Estadísticas <text:span text:style-name="T1">de </text:span>Partidos de Basquet<text:bookmark-end text:name="__RefHeading__161_1323988157"/></text:p>
      <text:p text:style-name="P15"><text:span text:style-name="T1"/></text:p>
      <text:p text:style-name="P8"><text:span text:style-name="T1"/></text:p>
      <text:p text:style-name="P17"><text:span text:style-name="T1"/></text:p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Indice</text:p>
          </text:index-title>
          <text:p text:style-name="P20"><text:a xlink:type="simple" xlink:href="#__RefHeading__163_1323988157" text:style-name="Index_20_Link" text:visited-style-name="Index_20_Link">1- Visión general del documento<text:tab/>3</text:a></text:p>
          <text:p text:style-name="P21"><text:a xlink:type="simple" xlink:href="#__RefHeading__192_1323988157" text:style-name="Index_20_Link" text:visited-style-name="Index_20_Link">1.1 Historial de versión<text:tab/>3</text:a></text:p>
          <text:p text:style-name="P21"><text:a xlink:type="simple" xlink:href="#__RefHeading__165_1323988157" text:style-name="Index_20_Link" text:visited-style-name="Index_20_Link">1.2 Introducción<text:tab/>3</text:a></text:p>
          <text:p text:style-name="P20"><text:a xlink:type="simple" xlink:href="#__RefHeading__167_1323988157" text:style-name="Index_20_Link" text:visited-style-name="Index_20_Link">2- Setup Herramientas<text:tab/>4</text:a></text:p>
          <text:p text:style-name="P21"><text:a xlink:type="simple" xlink:href="#__RefHeading__169_1323988157" text:style-name="Index_20_Link" text:visited-style-name="Index_20_Link">3.1 Instalar JDK<text:tab/>4</text:a></text:p>
          <text:p text:style-name="P21"><text:a xlink:type="simple" xlink:href="#__RefHeading__171_1323988157" text:style-name="Index_20_Link" text:visited-style-name="Index_20_Link">3.2 Instalar Maven 2<text:tab/>4</text:a></text:p>
          <text:p text:style-name="P21"><text:a xlink:type="simple" xlink:href="#__RefHeading__173_1323988157" text:style-name="Index_20_Link" text:visited-style-name="Index_20_Link">3.3 Instalar Eclipse<text:tab/>4</text:a></text:p>
          <text:p text:style-name="P21"><text:a xlink:type="simple" xlink:href="#__RefHeading__175_1323988157" text:style-name="Index_20_Link" text:visited-style-name="Index_20_Link">3.4 Instalar Tomcat.<text:tab/>4</text:a></text:p>
          <text:p text:style-name="P21"><text:a xlink:type="simple" xlink:href="#__RefHeading__177_1323988157" text:style-name="Index_20_Link" text:visited-style-name="Index_20_Link">3.4 Instalar MySQL<text:tab/>5</text:a></text:p>
          <text:p text:style-name="P21"><text:a xlink:type="simple" xlink:href="#__RefHeading__179_1323988157" text:style-name="Index_20_Link" text:visited-style-name="Index_20_Link">3.5 Instalar git<text:tab/>5</text:a></text:p>
          <text:p text:style-name="P21"><text:a xlink:type="simple" xlink:href="#__RefHeading__181_1323988157" text:style-name="Index_20_Link" text:visited-style-name="Index_20_Link">3.6 Configuración del entorno de trabajo en la aplicacion Eclipse<text:tab/>5</text:a></text:p>
          <text:p text:style-name="P20"><text:a xlink:type="simple" xlink:href="#__RefHeading__183_1323988157" text:style-name="Index_20_Link" text:visited-style-name="Index_20_Link">4- Setup Proyecto.<text:tab/>5</text:a></text:p>
          <text:p text:style-name="P21"><text:a xlink:type="simple" xlink:href="#__RefHeading__185_1323988157" text:style-name="Index_20_Link" text:visited-style-name="Index_20_Link">4.1- Bajar Código fuente<text:tab/>5</text:a></text:p>
          <text:p text:style-name="P21"><text:a xlink:type="simple" xlink:href="#__RefHeading__187_1323988157" text:style-name="Index_20_Link" text:visited-style-name="Index_20_Link">4.2- Configurar Proyecto en Eclipse<text:tab/>5</text:a></text:p>
          <text:p text:style-name="P20"><text:a xlink:type="simple" xlink:href="#__RefHeading__189_1323988157" text:style-name="Index_20_Link" text:visited-style-name="Index_20_Link">CHECKPOINT<text:tab/>6</text:a></text:p>
        </text:index-body>
      </text:table-of-content>
      <text:h text:style-name="P1" text:outline-level="1"/>
      <text:h text:style-name="P3" text:outline-level="1"><text:bookmark-start text:name="__RefHeading__163_1323988157"/>1- <text:span text:style-name="T1">Visión</text:span> general del documento<text:bookmark-end text:name="__RefHeading__163_1323988157"/></text:h>
      <text:h text:style-name="Heading_20_2" text:outline-level="2"><text:bookmark-start text:name="__RefHeading__192_1323988157"/><text:span text:style-name="T1">1.1 Historial de versión</text:span><text:bookmark-end text:name="__RefHeading__192_1323988157"/></text:h>
      <text:p text:style-name="P16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9"><text:span text:style-name="T1">Número versión</text:span></text:p>
            </table:table-cell>
            <table:table-cell table:style-name="Table1.B1" office:value-type="string">
              <text:p text:style-name="P9"><text:span text:style-name="T1">Fecha Modificación</text:span></text:p>
            </table:table-cell>
            <table:table-cell table:style-name="Table1.B1" office:value-type="string">
              <text:p text:style-name="P9"><text:span text:style-name="T1">Modificado por</text:span></text:p>
            </table:table-cell>
            <table:table-cell table:style-name="Table1.D1" office:value-type="string">
              <text:p text:style-name="P9"><text:span text:style-name="T1">Notas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1">0.1</text:p>
          </table:table-cell>
          <table:table-cell table:style-name="Table1.B2" office:value-type="string">
            <text:p text:style-name="P14"><text:span text:style-name="T2">28-Enero-2013</text:span></text:p>
          </table:table-cell>
          <table:table-cell table:style-name="Table1.C2" office:value-type="string">
            <text:p text:style-name="P13"><text:span text:style-name="T1">Facundo Scoccia</text:span></text:p>
          </table:table-cell>
          <table:table-cell table:style-name="Table1.D2" office:value-type="string">
            <text:p text:style-name="P13"><text:span text:style-name="T1">Primer borrador consolidado.</text:span></text:p>
          </table:table-cell>
        </table:table-row>
        <table:table-row table:style-name="Table1.2">
          <table:table-cell table:style-name="Table1.A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</table:table>
      <text:h text:style-name="Heading_20_2" text:outline-level="2"><text:bookmark-start text:name="__RefHeading__165_1323988157"/>1.<text:span text:style-name="T1">2</text:span> Introducción<text:bookmark-end text:name="__RefHeading__165_1323988157"/></text:h>
      <text:p text:style-name="P16"/>
      <text:p text:style-name="Text_20_body">Este documento tiene la intension de asistir en el setup del entorno de desarrollo para el proyecto SEPBas. Este esta compuesto por dos secciones principales: La primer seccion "Setup Herramientas" es necesario para poder instalar el software principal para el desarrollo. La segunda "Setup Proyecto", es para instalar el proyecto para poder desarrollar.</text:p>
      <text:h text:style-name="Heading_20_2" text:outline-level="2"/>
      <text:h text:style-name="P2" text:outline-level="1"><text:bookmark-start text:name="__RefHeading__167_1323988157"/><text:span text:style-name="T3">2</text:span>- Setup Herramientas<text:bookmark-end text:name="__RefHeading__167_1323988157"/></text:h>
      <text:h text:style-name="Heading_20_2" text:outline-level="2"><text:bookmark-start text:name="__RefHeading__169_1323988157"/>3.1 Instalar JDK<text:bookmark-end text:name="__RefHeading__169_1323988157"/></text:h>
      <text:p text:style-name="Text_20_body">Por problemas de seguridad se recomienda instalar JDK 6 link: <text:a xlink:type="simple" xlink:href="http://www.oracle.com/technetwork/java/javase/downloads/jdk-6u27-download-440405.html">http://www.oracle.com/technetwork/java/javase/downloads/jdk-6u27-download-440405.html</text:a></text:p>
      <text:p text:style-name="Text_20_body">Nota: i. Por favor bajar la version de 64-bit si tu computadora tiene un S.O de 64-bit (en Windows, boton derecho en "Computadora", propiedades, y deberia decirte el S.O utilizado)</text:p>
      <text:p text:style-name="Text_20_body"/>
      <text:p text:style-name="P16">a. Instalar el JDK usando la configuracion por omision. </text:p>
      <text:p text:style-name="P16">b. Agregar la siguiente variable de entorno al sistema operativo: JAVA_HOME apuntando a la carpeta de instalacion del JDK </text:p>
      <text:p text:style-name="P16">c. Agregar a la variable "Path" como primer entrada la carpeta "bin" del JDK de la forma: “%JAVA_HOME%\bin” </text:p>
      <text:p text:style-name="P16">d. Verificar que el setup de las variables de entorno esten andando: Abrir un cmd prompt o consola de windows y escribir "java -version". Al ejecutar deberia mostrar la version del JDK que se ha instalado.</text:p>
      <text:h text:style-name="Heading_20_2" text:outline-level="2"><text:bookmark-start text:name="__RefHeading__171_1323988157"/>3.2 Instalar Maven 2<text:bookmark-end text:name="__RefHeading__171_1323988157"/></text:h>
      <text:p text:style-name="P16">a. Bajar la version 2.2.1 de Maven para tu computadora desde: <text:a xlink:type="simple" xlink:href="http://www.apache.org/dyn/closer.cgi/maven/binaries/apache-maven-2.2.1-bin.zip">http://www.apache.org/dyn/closer.cgi/maven/binaries/apache-maven-2.2.1-bin.zip</text:a> </text:p>
      <text:p text:style-name="P16">b. Extraer el contenido (a.k.a carpeta_maven) </text:p>
      <text:p text:style-name="P16">c. Agregar la carpeta "bin" de carpeta_maven como una nueva entrada de la variable de entorno "Path" al final de la misma.</text:p>
      <text:p text:style-name="P16">d. Verificar que el setup de la variable de entorno fue establecida correctamente al ejecutar: mvn --version en una consola o cmd prompt.</text:p>
      <text:h text:style-name="Heading_20_2" text:outline-level="2"><text:bookmark-start text:name="__RefHeading__173_1323988157"/>3.3 Instalar Eclipse<text:bookmark-end text:name="__RefHeading__173_1323988157"/></text:h>
      <text:p text:style-name="Text_20_body">a. Bajar la ultima version de Eclipse desde: <text:a xlink:type="simple" xlink:href="http://www.eclipse.org/downloads/">http://www.eclipse.org/downloads/</text:a></text:p>
      <text:p text:style-name="Text_20_body">Nota: i. Verificar que si el JDK es de 64-bit tambien lo sea la version de Eclipse. ii. Se recomienda bajar la EE (Enterprise Edition)</text:p>
      <text:p text:style-name="Text_20_body">a. Descomprimir el archivo .zip donde desee.</text:p>
      <text:h text:style-name="Heading_20_2" text:outline-level="2"><text:bookmark-start text:name="__RefHeading__175_1323988157"/>3.4 Instalar Tomcat.<text:bookmark-end text:name="__RefHeading__175_1323988157"/></text:h>
      <text:p text:style-name="P16">a. Bajar la ultima version de Tomcat (7.0 mientras escribo) desde: <text:a xlink:type="simple" xlink:href="http://tomcat.apache.org/download-70.cgi">http://tomcat.apache.org/download-70.cgi</text:a> </text:p>
      <text:p text:style-name="P16">b. Extraer el contenido en un directorio (ej: D:\opt) </text:p>
      <text:p text:style-name="P16">c. Agregar la siguiente variable de entorno al sistema operativo: CATALINA_HOME apuntando a la carpeta de instalacion de Tomcat (ej: D:\apache-tomcat-7.0.xx)</text:p>
      <text:h text:style-name="Heading_20_2" text:outline-level="2"><text:bookmark-start text:name="__RefHeading__177_1323988157"/><text:soft-page-break/>3.4 Instalar MySQL<text:bookmark-end text:name="__RefHeading__177_1323988157"/></text:h>
      <text:p text:style-name="P16">a. Bajar la ultima version de MySQL (5.5 mientras escribo) desde: <text:a xlink:type="simple" xlink:href="http://dev.mysql.com/downloads/mysql/">http://dev.mysql.com/downloads/mysql/</text:a> </text:p>
      <text:p text:style-name="P16">b. Instalar y agregar al final de la variable de entorno "Path" la carpeta "bin" de la carpeta de MySQL </text:p>
      <text:p text:style-name="P16">c. Corroborar con el commando: mysql --version si todo esta configurado correctamente.</text:p>
      <text:h text:style-name="Heading_20_2" text:outline-level="2"><text:bookmark-start text:name="__RefHeading__179_1323988157"/>3.5 Instalar git<text:bookmark-end text:name="__RefHeading__179_1323988157"/></text:h>
      <text:p text:style-name="P16">a. Bajar la ultima version de git (1.8.0 para Windows) desde: <text:a xlink:type="simple" xlink:href="http://git-scm.com/download/win">http://git-scm.com/download/win</text:a> </text:p>
      <text:p text:style-name="P16">b. Instalar </text:p>
      <text:p text:style-name="P16">c. Corroborar con el commando (en la consola o cmd prompt): git --version si todo esta configurado correctamente.</text:p>
      <text:h text:style-name="Heading_20_2" text:outline-level="2"><text:bookmark-start text:name="__RefHeading__181_1323988157"/>3.6 <text:span text:style-name="T3">Configuración</text:span> del entorno de trabajo en la aplicacion Eclipse<text:bookmark-end text:name="__RefHeading__181_1323988157"/></text:h>
      <text:p text:style-name="Text_20_body">a- Configurar JDK en Eclipse: ir a: "Windows -&gt; Preferences -&gt; Java -&gt; Installed JREs" hacer click en "Add". Click Finish para que la agregue a la lista. Luego seleccionar la que hemos agregado y al final darle click a OK.</text:p>
      <text:p text:style-name="Text_20_body">b- Configurar Maven en Eclipse: ir a: "Windows -&gt; Preferences -&gt; Java -&gt; Build Path -&gt; Classpath Variables" agregar M2_REPO apuntando a tu repositorio. (Ej: C:\Documents And Settings\Oscar.m2\repository)</text:p>
      <text:p text:style-name="Text_20_body">c- Configurar Tomcat en Eclipse: ir a: "Windows -&gt; Preferences -&gt; Server -&gt; Runtime Environments" darle click a "Add", abrir arbol en "Apache" y seleccionar "Apache Tomcat v7.0". Click "Next". Click "Browse" y seleccionar el directorio de instalacion de Tomcat. En donde dice JRE seleccionar la JDK que has acabado de instalar. Click "Finish"</text:p>
      <text:p text:style-name="Text_20_body">d- Configurar el servidor web. Abajo en el medio en el monton de tabs, seleccionar "Servers", darle click derecho "New-&gt;Server". Seleccionar "Apache -&gt; Tomcat v7.0 Server". Click "Finish" para crear el servidor. Darle doble click al servidor creado, expandir "Timeouts" e incrementar el tiempo de Start a 6000 seconds para permitir a la aplicacion mas tiempo para iniciar. Expandir ports para cambiarlos por si hay otro servidor corriendo sobre los mismos, recomiendo 8080. Salvar la configuracion.</text:p>
      <text:h text:style-name="Heading_20_1" text:outline-level="1"><text:bookmark-start text:name="__RefHeading__183_1323988157"/>4- Setup Proyecto.<text:bookmark-end text:name="__RefHeading__183_1323988157"/></text:h>
      <text:h text:style-name="Heading_20_2" text:outline-level="2"><text:bookmark-start text:name="__RefHeading__185_1323988157"/>4.1- Bajar <text:span text:style-name="T3">Código</text:span> fuente<text:bookmark-end text:name="__RefHeading__185_1323988157"/></text:h>
      <text:p text:style-name="Text_20_body">a. abrir consola, moverse a la carpeta donde contendra el proyecto y ejecutar: git clone <text:a xlink:type="simple" xlink:href="https://github.com/fanky10/sep-bas.git">https://github.com/fanky10/sep-bas.git</text:a> para bajarse el contenido del mismo.</text:p>
      <text:h text:style-name="Heading_20_2" text:outline-level="2"><text:bookmark-start text:name="__RefHeading__187_1323988157"/>4.2- Configurar Proyecto en Eclipse<text:bookmark-end text:name="__RefHeading__187_1323988157"/></text:h>
      <text:p text:style-name="P16">Usar Maven para instalar y configurar dependencias. </text:p>
      <text:p text:style-name="P16"><text:span text:style-name="T1">a</text:span>. Ir al root del proyecto (carpeta: sep-bas) donde se encuentra un archivo llamado pom.xml ejecutar <text:soft-page-break/>mvn eclipse:clean eclipse:eclipse -DdownloadSources=true para que Maven se encargue de configurar el proyecto. </text:p>
      <text:p text:style-name="P16"><text:span text:style-name="T1">b</text:span>. Abrir eclipse en el workspace seleccionado. "File -&gt; Import -&gt; General -&gt; Existing Projects into Workspace", darle click a "Next". Luego seleccionar la carpeta "sep-bas/dev" y darle click en "Finish"</text:p>
      <text:h text:style-name="Heading_20_1" text:outline-level="1"><text:bookmark-start text:name="__RefHeading__189_1323988157"/>CHECKPOINT<text:bookmark-end text:name="__RefHeading__189_1323988157"/></text:h>
      <text:p text:style-name="Text_20_body">En este punto deberia tener todos los proyectos abiertos sin <text:span text:style-name="T1">ningún</text:span> error, warning esta OK. Si aun <text:span text:style-name="T1">así</text:span>, tiene problemas darle click a: "Project -&gt; Clean..." click "OK"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2:35:28</meta:creation-date>
    <dc:date>2013-01-28T12:54:06</dc:date>
    <meta:editing-duration>PT1M56S</meta:editing-duration>
    <meta:editing-cycles>2</meta:editing-cycles>
    <meta:generator>LibreOffice/3.6$MacOSX_x86 LibreOffice_project/2ef5aff-a6fb0ff-166bdff-cf087ad-0f1389</meta:generator>
    <meta:document-statistic meta:table-count="1" meta:image-count="0" meta:object-count="0" meta:page-count="6" meta:paragraph-count="74" meta:word-count="872" meta:character-count="5706" meta:non-whitespace-character-count="4898"/>
  </office:meta>
</office:document-meta>
</file>